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solid" draw:fill-color="#dddddd" draw:textarea-vertical-align="middle" draw:auto-grow-height="false" fo:min-height="2.557cm" fo:min-width="2.225cm" loext:decorative="false"/>
    </style:style>
    <style:style style:name="gr2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1.599cm" fo:min-width="1.969cm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.813cm" fo:min-width="1.89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.813cm" fo:min-width="1.89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1.599cm" fo:min-width="1.09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.813cm" fo:min-width="2.04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.813cm" fo:min-width="1.81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.813cm" fo:min-width="1.98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0.58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0.311cm" loext:decorative="false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text-properties fo:font-size="19.8999996185303pt"/>
    </style:style>
    <style:style style:name="P3" style:family="paragraph">
      <loext:graphic-properties draw:fill="solid" draw:fill-color="#dddddd"/>
      <style:text-properties fo:font-size="19.8999996185303pt"/>
    </style:style>
    <style:style style:name="P4" style:family="paragraph">
      <loext:graphic-properties draw:fill="solid" draw:fill-color="#dddddd"/>
    </style:style>
    <style:style style:name="P5" style:family="paragraph">
      <loext:graphic-properties draw:fill="none" draw:fill-color="#ffffff"/>
      <style:text-properties fo:font-size="19.8999996185303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25cm" svg:height="2.807cm" svg:x="12.595cm" svg:y="12.63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95cm" svg:height="1.849cm" svg:x="12.722cm" svg:y="13.112cm">
          <draw:text-box>
            <text:p text:style-name="P2">Space</text:p>
            <text:p text:style-name="P2">Enter</text:p>
          </draw:text-box>
        </draw:frame>
        <draw:g draw:style-name="gr3">
          <draw:custom-shape draw:style-name="gr1" draw:text-style-name="P1" draw:layer="layout" svg:width="2.725cm" svg:height="2.807cm" svg:x="15.318cm" svg:y="12.63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2.392cm" svg:height="1.063cm" svg:x="15.446cm" svg:y="13.505cm">
            <draw:text-box>
              <text:p>Bcksp</text:p>
            </draw:text-box>
          </draw:frame>
        </draw:g>
        <draw:custom-shape draw:style-name="gr1" draw:text-style-name="P1" draw:layer="layout" svg:width="2.725cm" svg:height="2.807cm" svg:x="9.871cm" svg:y="12.63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416cm" svg:height="1.063cm" svg:x="9.999cm" svg:y="13.505cm">
          <draw:text-box>
            <text:p text:style-name="P2">Lower</text:p>
          </draw:text-box>
        </draw:frame>
        <draw:custom-shape draw:style-name="gr1" draw:text-style-name="P1" draw:layer="layout" svg:width="2.725cm" svg:height="2.807cm" svg:x="9.871cm" svg:y="9.82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416cm" svg:height="1.063cm" svg:x="9.999cm" svg:y="10.697cm">
          <draw:text-box>
            <text:p text:style-name="P2">Upper</text:p>
          </draw:text-box>
        </draw:frame>
        <draw:custom-shape draw:style-name="gr1" draw:text-style-name="P1" draw:layer="layout" svg:width="2.725cm" svg:height="2.807cm" svg:x="12.596cm" svg:y="9.82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598cm" svg:height="1.849cm" svg:x="12.723cm" svg:y="10.305cm">
          <draw:text-box>
            <text:p text:style-name="P2">Ctrl</text:p>
            <text:p text:style-name="P2">Alt</text:p>
          </draw:text-box>
        </draw:frame>
        <draw:g draw:style-name="gr3">
          <draw:custom-shape draw:style-name="gr1" draw:text-style-name="P1" draw:layer="layout" svg:width="2.725cm" svg:height="2.807cm" svg:x="15.319cm" svg:y="9.82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2.543cm" svg:height="1.063cm" svg:x="15.447cm" svg:y="10.697cm">
            <draw:text-box>
              <text:p>Switch</text:p>
            </draw:text-box>
          </draw:frame>
        </draw:g>
        <draw:g draw:style-name="gr3">
          <draw:custom-shape draw:style-name="gr1" draw:text-style-name="P1" draw:layer="layout" svg:width="2.725cm" svg:height="2.807cm" svg:x="12.595cm" svg:y="7.018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2.316cm" svg:height="1.063cm" svg:x="12.723cm" svg:y="7.89cm">
            <draw:text-box>
              <text:p>Navi -</text:p>
            </draw:text-box>
          </draw:frame>
        </draw:g>
        <draw:g draw:style-name="gr3">
          <draw:custom-shape draw:style-name="gr1" draw:text-style-name="P1" draw:layer="layout" svg:width="2.725cm" svg:height="2.807cm" svg:x="15.318cm" svg:y="7.01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2.487cm" svg:height="1.063cm" svg:x="15.446cm" svg:y="7.89cm">
            <draw:text-box>
              <text:p>Navi +</text:p>
            </draw:text-box>
          </draw:frame>
        </draw:g>
        <draw:frame draw:style-name="gr10" draw:text-style-name="P5" draw:layer="layout" svg:width="1.084cm" svg:height="0.843cm" svg:x="16.959cm" svg:y="8.982cm">
          <draw:text-box>
            <text:p text:style-name="P2"><text:span text:style-name="T1">10</text:span></text:p>
          </draw:text-box>
        </draw:frame>
        <draw:frame draw:style-name="gr10" draw:text-style-name="P5" draw:layer="layout" svg:width="1.084cm" svg:height="0.843cm" svg:x="14.234cm" svg:y="8.982cm">
          <draw:text-box>
            <text:p text:style-name="P2"><text:span text:style-name="T1">11</text:span></text:p>
          </draw:text-box>
        </draw:frame>
        <draw:frame draw:style-name="gr11" draw:text-style-name="P5" draw:layer="layout" svg:width="0.811cm" svg:height="0.843cm" svg:x="11.785cm" svg:y="11.789cm">
          <draw:text-box>
            <text:p text:style-name="P2"><text:span text:style-name="T1">3</text:span></text:p>
          </draw:text-box>
        </draw:frame>
        <draw:frame draw:style-name="gr11" draw:text-style-name="P5" draw:layer="layout" svg:width="0.811cm" svg:height="0.843cm" svg:x="11.785cm" svg:y="14.597cm">
          <draw:text-box>
            <text:p text:style-name="P2"><text:span text:style-name="T1">2</text:span></text:p>
          </draw:text-box>
        </draw:frame>
        <draw:frame draw:style-name="gr11" draw:text-style-name="P5" draw:layer="layout" svg:width="0.811cm" svg:height="0.843cm" svg:x="14.509cm" svg:y="14.597cm">
          <draw:text-box>
            <text:p text:style-name="P2"><text:span text:style-name="T1">4</text:span></text:p>
          </draw:text-box>
        </draw:frame>
        <draw:frame draw:style-name="gr11" draw:text-style-name="P5" draw:layer="layout" svg:width="0.811cm" svg:height="0.843cm" svg:x="17.232cm" svg:y="14.597cm">
          <draw:text-box>
            <text:p text:style-name="P2"><text:span text:style-name="T1">5</text:span></text:p>
          </draw:text-box>
        </draw:frame>
        <draw:frame draw:style-name="gr11" draw:text-style-name="P5" draw:layer="layout" svg:width="0.811cm" svg:height="0.843cm" svg:x="14.509cm" svg:y="11.789cm">
          <draw:text-box>
            <text:p text:style-name="P2"><text:span text:style-name="T1">6</text:span></text:p>
          </draw:text-box>
        </draw:frame>
        <draw:frame draw:style-name="gr11" draw:text-style-name="P5" draw:layer="layout" svg:width="0.811cm" svg:height="0.843cm" svg:x="17.232cm" svg:y="11.789cm">
          <draw:text-box>
            <text:p text:style-name="P2"><text:span text:style-name="T1">7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22:39:16.622685027</meta:creation-date>
    <dc:date>2025-11-23T20:49:56.457627255</dc:date>
    <meta:editing-duration>PT22M22S</meta:editing-duration>
    <meta:editing-cycles>8</meta:editing-cycles>
    <meta:generator>LibreOffice/25.2.6.2$Linux_X86_64 LibreOffice_project/40d1a0e1d5bdf1afaeae24d9ece32bbb00fa66a4</meta:generator>
    <meta:print-date>2025-11-17T22:58:09.121804803</meta:print-date>
    <meta:printed-by>PDF files</meta:printed-by>
    <meta:document-statistic meta:object-count="28"/>
  </office:meta>
</office:document-meta>
</file>